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Roboto Regular'" style:font-family-asian="'Roboto Regular'" style:font-family-complex="'Roboto Regular'" fo:background-color="transparent" style:use-window-font-color="true"/>
    </style:style>
    <style:style style:name="T2" style:family="text">
      <style:text-properties fo:font-size="12.00pt" fo:font-weight="bold" fo:font-family="'Arimo Bold'" style:font-family-asian="'Arimo Bold'" style:font-family-complex="'Arimo Bold'" fo:background-color="transparent" fo:color="#000000"/>
    </style:style>
    <style:style style:name="T3" style:family="text">
      <style:text-properties fo:font-size="11.00pt" fo:font-weight="bold" fo:font-family="'Arimo Bold'" style:font-family-asian="'Arimo Bold'" style:font-family-complex="'Arimo Bold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'Arimo Regular'" style:font-family-asian="'Arimo Regular'" style:font-family-complex="'Arimo Regular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'Arimo Regular'" style:font-family-asian="'Arimo Regular'" style:font-family-complex="'Arimo Regular'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'Arimo Regular'" style:font-family-asian="'Arimo Regular'" style:font-family-complex="'Arimo Regular'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'Arimo Regular'" style:font-family-asian="'Arimo Regular'" style:font-family-complex="'Arimo Regular'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'Arimo Regular'" style:font-family-asian="'Arimo Regular'" style:font-family-complex="'Arimo Regular'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'Arimo Regular'" style:font-family-asian="'Arimo Regular'" style:font-family-complex="'Arimo Regular'" fo:background-color="transparent" fo:color="#000000"/>
    </style:style>
    <style:style style:name="T16" style:family="text">
      <style:text-properties fo:font-size="11.00pt" fo:font-weight="normal" fo:font-family="'Arimo Regular'" style:font-family-asian="'Arimo Regular'" style:font-family-complex="'Arimo Regular'" fo:background-color="transparent" fo:color="#000000"/>
    </style:style>
    <style:style style:name="T17" style:family="text">
      <style:text-properties fo:font-size="11.00pt" fo:font-weight="normal" fo:font-family="'Arimo Regular'" style:font-family-asian="'Arimo Regular'" style:font-family-complex="'Arimo Regular'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'Arimo Regular'" style:font-family-asian="'Arimo Regular'" style:font-family-complex="'Arimo Regular'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'Arimo Regular'" style:font-family-asian="'Arimo Regular'" style:font-family-complex="'Arimo Regular'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'Arimo Bold'" style:font-family-asian="'Arimo Bold'" style:font-family-complex="'Arimo Bold'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'Arimo Regular'" style:font-family-asian="'Arimo Regular'" style:font-family-complex="'Arimo Regular'" fo:background-color="transparent" fo:color="#000000"/>
    </style:style>
    <style:style style:name="T26" style:family="text">
      <style:text-properties fo:font-size="11.00pt" fo:font-weight="normal" fo:font-family="'Roboto Regular'" style:font-family-asian="'Roboto Regular'" style:font-family-complex="'Roboto Regular'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'Arimo Bold'" style:font-family-asian="'Arimo Bold'" style:font-family-complex="'Arimo Bold'" fo:background-color="transparent" fo:color="#000000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TeX Gyre Heros Regular'" style:font-family-asian="'TeX Gyre Heros Regular'" style:font-family-complex="'TeX Gyre Heros Regular'" fo:background-color="#fefefe" fo:color="#0a0a0a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'Arimo Bold'" style:font-family-asian="'Arimo Bold'" style:font-family-complex="'Arimo Bold'" fo:background-color="transparent" fo:color="#000000"/>
    </style:style>
    <style:style style:name="T33" style:family="text">
      <style:text-properties fo:font-size="11.00pt" fo:font-weight="normal" fo:font-family="'Roboto Regular'" style:font-family-asian="'Roboto Regular'" style:font-family-complex="'Roboto Regular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'Arimo Bold'" style:font-family-asian="'Arimo Bold'" style:font-family-complex="'Arimo Bold'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60.00%" fo:text-align="left">
        <style:tab-stops>
          <style:tab-stop style:position="37.90pt"/>
        </style:tab-stops>
      </style:paragraph-properties>
    </style:style>
    <style:style style:name="P2" style:family="paragraph">
      <style:paragraph-properties fo:line-height="110.00%" fo:text-align="center"/>
    </style:style>
    <style:style style:name="P3" style:family="paragraph">
      <style:paragraph-properties fo:line-height="100.00%" fo:text-align="left" fo:margin-left="5.40pt" fo:text-indent="-5.40pt">
        <style:tab-stops>
          <style:tab-stop style:position="216.05pt"/>
          <style:tab-stop style:position="3284.25pt" style:type="center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left="5.40pt" fo:text-indent="-5.40pt">
        <style:tab-stops>
          <style:tab-stop style:position="216.05pt"/>
          <style:tab-stop style:position="3284.25pt" style:type="center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216.05pt"/>
          <style:tab-stop style:position="3284.25pt" style:type="center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216.05pt"/>
          <style:tab-stop style:position="3284.25pt" style:type="center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216.05pt"/>
          <style:tab-stop style:position="3284.25pt" style:type="center"/>
        </style:tab-stops>
      </style:paragraph-properties>
    </style:style>
    <style:style style:name="P12" style:family="paragraph">
      <style:paragraph-properties fo:line-height="110.00%" fo:text-align="left" fo:margin-bottom="8.00pt"/>
    </style:style>
    <style:style style:name="P13" style:family="paragraph">
      <style:paragraph-properties fo:line-height="110.00%" fo:text-align="left" fo:margin-bottom="8.00pt"/>
    </style:style>
    <style:style style:name="P14" style:family="paragraph">
      <style:paragraph-properties fo:line-height="100.00%" fo:text-align="left"/>
    </style:style>
    <text:list-style style:name="L1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 fo:margin-top="12.00pt"/>
    </style:style>
    <style:style style:name="P16" style:family="paragraph">
      <style:paragraph-properties fo:line-height="100.00%" fo:text-align="left" fo:margin-right="12.00pt" fo:margin-top="12.00pt"/>
    </style:style>
    <style:style style:name="P17" style:family="paragraph">
      <style:paragraph-properties fo:line-height="100.00%" fo:text-align="left" fo:margin-right="12.00pt" fo:margin-top="12.00pt" fo:margin-bottom="12.00pt"/>
    </style:style>
    <style:style style:name="P18" style:family="paragraph">
      <style:paragraph-properties fo:line-height="110.00%" fo:text-align="left" fo:margin-bottom="8.00p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10.00%" fo:text-align="left" fo:margin-bottom="8.00pt"/>
    </style:style>
    <style:style style:name="P21" style:family="paragraph">
      <style:paragraph-properties fo:line-height="100.00%" fo:text-align="left">
        <style:tab-stops>
          <style:tab-stop style:position="231.75pt"/>
        </style:tab-stops>
      </style:paragraph-properties>
    </style:style>
    <style:style style:name="P22" style:family="paragraph">
      <style:paragraph-properties fo:line-height="100.00%" fo:text-align="left" fo:margin-right="12.00pt" fo:margin-top="12.00pt"/>
    </style:style>
    <style:style style:name="P23" style:family="paragraph">
      <style:paragraph-properties fo:line-height="110.00%" fo:text-align="left" fo:margin-bottom="8.00pt"/>
    </style:style>
    <style:style style:name="P24" style:family="paragraph">
      <style:paragraph-properties fo:line-height="100.00%" fo:text-align="left"/>
    </style:style>
    <style:style style:name="TableColumn0100" style:family="table-column">
      <style:table-column-properties style:column-width="3.075694in"/>
    </style:style>
    <style:style style:name="TableColumn0101" style:family="table-column">
      <style:table-column-properties style:column-width="3.361111in"/>
    </style:style>
    <style:style style:name="Table01" style:family="table">
      <style:table-properties style:width="6.436806in" fo:margin-left="0.000000in" style:writing-mode="lr" table:align="left" style:may-break-between-rows="true"/>
    </style:style>
    <style:style style:name="TableRow0100" style:family="table-row">
      <style:table-row-properties style:min-row-height="0.168750in"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Row0101" style:family="table-row">
      <style:table-row-properties style:min-row-height="0.168750in"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Row0102" style:family="table-row">
      <style:table-row-properties style:min-row-height="0.168750in"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Row0103" style:family="table-row">
      <style:table-row-properties style:min-row-height="0.168750in"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<text:tab/></text:span></text:p>
      <text:p text:style-name="P2"><text:span text:style-name="T2">Project Design Phase-II</text:span></text:p>
      <text:p text:style-name="P2"><text:span text:style-name="T2">Data Flow Diagram &amp;User Stories</text:span></text:p>
      <text:p text:style-name="P2"><text:span text:style-name="T3"><text:s/>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4"><text:span text:style-name="T5">Date</text:span><text:span text:style-name="T6"/></text:p>
          </table:table-cell>
          <table:table-cell table:style-name="TableCell010001">
            <text:p text:style-name="P4"><text:span text:style-name="T7">03October 2022</text:span><text:span text:style-name="T8"/></text:p>
          </table:table-cell>
        </table:table-row>
        <table:table-row table:style-name="TableRow0101">
          <table:table-cell table:style-name="TableCell010100">
            <text:p text:style-name="P6"><text:span text:style-name="T9">Team ID</text:span><text:span text:style-name="T10"/></text:p>
          </table:table-cell>
          <table:table-cell table:style-name="TableCell010101">
            <text:p text:style-name="P6"><text:span text:style-name="T11">PNT2022TMID41194</text:span><text:span text:style-name="T12"/></text:p>
          </table:table-cell>
        </table:table-row>
        <table:table-row table:style-name="TableRow0102">
          <table:table-cell table:style-name="TableCell010200">
            <text:p text:style-name="P8"><text:span text:style-name="T13">Project Name</text:span><text:span text:style-name="T14"/></text:p>
          </table:table-cell>
          <table:table-cell table:style-name="TableCell010201">
            <text:p text:style-name="P8"><text:span text:style-name="T15">Project<text:s/></text:span><text:span text:style-name="T16">–</text:span><text:span text:style-name="T17"><text:s/>web fishing detection</text:span><text:span text:style-name="T18"/></text:p>
          </table:table-cell>
        </table:table-row>
        <table:table-row table:style-name="TableRow0103">
          <table:table-cell table:style-name="TableCell010300">
            <text:p text:style-name="P10"><text:span text:style-name="T19">Maximum Marks</text:span><text:span text:style-name="T20"/></text:p>
          </table:table-cell>
          <table:table-cell table:style-name="TableCell010301">
            <text:p text:style-name="P10"><text:span text:style-name="T21">4 Marks</text:span><text:span text:style-name="T22"/></text:p>
          </table:table-cell>
        </table:table-row>
      </table:table>
      <text:p text:style-name="P12"><text:span text:style-name="T23"><text:s/></text:span></text:p>
      <text:p text:style-name="P12"><text:span text:style-name="T24"/></text:p>
      <text:p text:style-name="P12"><text:span text:style-name="T25"><text:s/></text:span><text:span text:style-name="T26">FLOW DIAGRAM :</text:span></text:p>
      <text:p text:style-name="P12"><text:span text:style-name="T27"/></text:p>
      <text:p text:style-name="P12"><draw:frame text:anchor-type="as-char" svg:width="165.10mm" svg:height="65.09mm" style:rel-width="scale" style:rel-height="scale"><draw:object-ole xlink:href="OleObj1"/><draw:image xlink:href="ObjectReplacements/OleObj1"/></draw:frame><text:span text:style-name="T27"/></text:p>
      <text:p text:style-name="P12"><text:span text:style-name="T27"/></text:p>
      <text:p text:style-name="P13"><text:span text:style-name="T28"><text:s/>USER STORIES:</text:span></text:p>
      <text:p text:style-name="P14"><text:span text:style-name="T29"/></text:p>
      <text:list text:style-name="L15">
        <text:list-item>
          <text:p text:style-name="P15"><text:span text:style-name="T30">An attacker should not be able to purchase items without paying.</text:span></text:p>
        </text:list-item>
        <text:list-item>
          <text:p text:style-name="P16"><text:span text:style-name="T30">An attacker should not be able to hack the site using known vulnerabilities.</text:span></text:p>
        </text:list-item>
        <text:list-item>
          <text:p text:style-name="P16"><text:span text:style-name="T30">A user should not be able to see another user’s personal information.</text:span></text:p>
        </text:list-item>
        <text:list-item>
          <text:p text:style-name="P16"><text:span text:style-name="T30">A user should not be able to send spam on the contact form.</text:span></text:p>
        </text:list-item>
        <text:list-item>
          <text:p text:style-name="P16"><text:span text:style-name="T30">Many simultaneous users should not be able to crash the website.</text:span></text:p>
        </text:list-item>
        <text:list-item>
          <text:p text:style-name="P16"><text:span text:style-name="T30">The admin should not be able to shut down the server accidentally.</text:span></text:p>
        </text:list-item>
        <text:list-item>
          <text:p text:style-name="P16"><text:span text:style-name="T30">A user should not be able to add so many items to a shopping basket that the items are marked as reserved, and other users cannot buy them.</text:span></text:p>
        </text:list-item>
        <text:list-item>
          <text:p text:style-name="P17"><text:span text:style-name="T30">A user should not be able to use premium features without paying.</text:span></text:p>
        </text:list-item>
      </text:list>
      <text:p text:style-name="P18"><text:span text:style-name="T31"/></text:p>
      <text:p text:style-name="P18"><text:span text:style-name="T31"/></text:p>
      <text:p text:style-name="P18"><text:span text:style-name="T31"/></text:p>
      <text:p text:style-name="P18"><text:span text:style-name="T31"/></text:p>
      <text:p text:style-name="P18"><text:span text:style-name="T31"/></text:p>
      <text:p text:style-name="P18"><text:span text:style-name="T31"/></text:p>
      <text:p text:style-name="P18"><text:span text:style-name="T31"/></text:p>
      <text:p text:style-name="P18"><text:span text:style-name="T31"/></text:p>
      <text:p text:style-name="P18"><text:span text:style-name="T31"/></text:p>
      <text:p text:style-name="P18"><text:span text:style-name="T31"/></text:p>
      <text:p text:style-name="P18"><text:span text:style-name="T31"/></text:p>
      <text:p text:style-name="P18"><text:span text:style-name="T31"/></text:p>
      <text:p text:style-name="P18"><text:span text:style-name="T31"/></text:p>
      <text:p text:style-name="P18"><text:span text:style-name="T31"/></text:p>
      <text:p text:style-name="P18"><text:span text:style-name="T31"/></text:p>
      <text:p text:style-name="P18"><text:span text:style-name="T31"/></text:p>
      <text:p text:style-name="P18"><text:span text:style-name="T31"/></text:p>
      <text:p text:style-name="P18"><text:span text:style-name="T31"/></text:p>
      <text:p text:style-name="P18"><text:span text:style-name="T31"/></text:p>
      <text:p text:style-name="P18"><text:span text:style-name="T31"/></text:p>
      <text:p text:style-name="P19"><text:span text:style-name="T31"/></text:p>
      <text:p text:style-name="P20"><text:span text:style-name="T32"><text:s/></text:span></text:p>
      <text:p text:style-name="P21"><text:span text:style-name="T33"><text:tab/></text:span></text:p>
      <text:p text:style-name="P22"><text:span text:style-name="T34"/></text:p>
      <text:p text:style-name="P23"><text:span text:style-name="T35"><text:s/></text:span></text:p>
      <text:p text:style-name="P23"><text:span text:style-name="T35"><text:s/></text:span></text:p>
      <text:p text:style-name="P24"><text:span text:style-name="T3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